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/>
    <style:font-face style:name="Lucida Sans1" svg:font-family="'Lucida Sans'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imSun" svg:font-family="SimSun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draw:textarea-vertical-align="middle" fo:min-height="9.5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title">
      <style:graphic-properties fo:min-height="2.75cm"/>
      <style:paragraph-properties style:writing-mode="lr-tb"/>
    </style:style>
    <style:style style:name="pr8" style:family="presentation" style:parent-style-name="Lights1-outline1">
      <style:graphic-properties fo:min-height="10.001cm"/>
      <style:paragraph-properties style:writing-mode="lr-tb"/>
    </style:style>
    <style:style style:name="pr9" style:family="presentation" style:parent-style-name="Lights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color="#ffffff" loext:opacity="100%"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center"/>
      <style:text-properties fo:color="#ffffff" loext:opacity="100%" loext:color-lum-mod="100%" loext:color-lum-off="0%"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line-height="150%" fo:text-align="center"/>
      <style:text-properties style:font-name-complex="Arial1"/>
    </style:style>
    <style:style style:name="P4" style:family="paragraph">
      <style:paragraph-properties fo:line-height="150%"/>
      <style:text-properties style:font-name-complex="Arial1"/>
    </style:style>
    <style:style style:name="P5" style:family="paragraph">
      <style:paragraph-properties fo:line-height="150%" fo:text-align="start"/>
      <style:text-properties style:font-name-complex="Arial1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loext:graphic-properties draw:fill-color="#ffffff"/>
    </style:style>
    <style:style style:name="P8" style:family="paragraph">
      <loext:graphic-properties draw:fill="none" draw:opacity="100%"/>
    </style:style>
    <style:style style:name="P9" style:family="paragraph">
      <style:paragraph-properties fo:margin-left="0.5cm" fo:margin-right="0.3cm" fo:margin-top="0.25cm" fo:margin-bottom="0.37cm" fo:line-height="100%" fo:text-align="start" fo:text-indent="0.8cm"/>
      <style:text-properties fo:color="#111111" loext:opacity="100%" fo:font-size="25pt" style:font-size-asian="25pt" style:font-size-complex="25pt"/>
    </style:style>
    <style:style style:name="P10" style:family="paragraph">
      <loext:graphic-properties draw:fill="none" draw:opacity="100%"/>
      <style:paragraph-properties fo:margin-left="0.5cm" fo:margin-right="0.3cm" fo:margin-top="0.25cm" fo:margin-bottom="0.37cm" fo:line-height="100%" fo:text-align="start" fo:text-indent="0.8cm"/>
      <style:text-properties fo:color="#111111" loext:opacity="100%" loext:color-lum-mod="100%" loext:color-lum-off="0%" fo:font-size="25pt" style:font-size-asian="25pt" style:font-size-complex="25pt"/>
    </style:style>
    <style:style style:name="P11" style:family="paragraph">
      <style:paragraph-properties fo:margin-left="0.2cm" fo:margin-right="0.2cm" fo:margin-top="0.5cm" fo:margin-bottom="0.37cm" fo:text-indent="0.3cm"/>
      <style:text-properties fo:color="#000000" loext:opacity="100%"/>
    </style:style>
    <style:style style:name="P12" style:family="paragraph">
      <style:paragraph-properties fo:margin-left="0.2cm" fo:margin-right="0.2cm" fo:margin-top="0.5cm" fo:margin-bottom="0.37cm" fo:text-indent="0.3cm"/>
      <style:text-properties fo:color="#000000" loext:opacity="100%" loext:color-lum-mod="100%" loext:color-lum-off="0%"/>
    </style:style>
    <style:style style:name="P13" style:family="paragraph">
      <style:text-properties fo:color="#111111" loext:opacity="100%" fo:font-weight="bold" style:font-weight-asian="bold" style:font-weight-complex="bold"/>
    </style:style>
    <style:style style:name="P14" style:family="paragraph">
      <style:text-properties fo:color="#111111" loext:opacity="100%" loext:color-lum-mod="100%" loext:color-lum-off="0%" fo:font-weight="bold" style:font-weight-asian="bold" style:font-weight-complex="bold"/>
    </style:style>
    <style:style style:name="T1" style:family="text">
      <style:text-properties fo:color="#ffffff" loext:opacity="100%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a933" loext:opacity="100%" fo:font-size="20pt" style:font-size-asian="20pt" style:font-name-complex="Arial1" style:font-size-complex="20pt"/>
    </style:style>
    <style:style style:name="T3" style:family="text">
      <style:text-properties fo:font-size="20pt" style:font-size-asian="20pt" style:font-name-complex="Arial1" style:font-size-complex="20pt"/>
    </style:style>
    <style:style style:name="T4" style:family="text">
      <style:text-properties fo:color="#ffff00" loext:opacity="100%" fo:font-size="20pt" style:font-size-asian="20pt" style:font-name-complex="Arial1" style:font-size-complex="20pt"/>
    </style:style>
    <style:style style:name="T5" style:family="text">
      <style:text-properties fo:color="#111111" loext:opacity="100%" fo:font-size="25pt" style:font-size-asian="25pt" style:font-size-complex="25pt"/>
    </style:style>
    <style:style style:name="T6" style:family="text">
      <style:text-properties fo:color="#111111" loext:opacity="100%" fo:font-size="25pt" style:text-underline-style="none" style:font-size-asian="25pt" style:font-size-complex="25pt"/>
    </style:style>
    <style:style style:name="T7" style:family="text">
      <style:text-properties fo:color="#ff0000" loext:opacity="100%" fo:font-size="25pt" style:text-underline-style="solid" style:text-underline-width="auto" style:text-underline-color="font-color" style:font-size-asian="25pt" style:font-size-complex="25pt"/>
    </style:style>
    <style:style style:name="T8" style:family="text">
      <style:text-properties fo:color="#ff0000" loext:opacity="100%" fo:font-size="25pt" style:font-size-asian="25pt" style:font-size-complex="25pt"/>
    </style:style>
    <style:style style:name="T9" style:family="text">
      <style:text-properties fo:color="#111111" loext:opacity="100%" fo:font-size="25pt" style:text-underline-style="none" fo:background-color="transparent" style:font-size-asian="25pt" style:font-size-complex="25pt"/>
    </style:style>
    <style:style style:name="T10" style:family="text">
      <style:text-properties fo:color="#ffff00" loext:opacity="100%" fo:font-size="25pt" style:text-underline-style="none" fo:background-color="transparent" style:font-size-asian="25pt" style:font-size-complex="25pt"/>
    </style:style>
    <style:style style:name="T11" style:family="text">
      <style:text-properties fo:color="#ffff00" loext:opacity="100%" fo:font-size="25pt" style:font-size-asian="25pt" style:font-size-complex="25pt"/>
    </style:style>
    <style:style style:name="T12" style:family="text">
      <style:text-properties fo:color="#2a6099" loext:opacity="100%" fo:font-size="25pt" style:font-size-asian="25pt" style:font-size-complex="25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ff0000" loext:opacity="100%" fo:font-size="16pt" style:font-size-asian="16pt" style:font-size-complex="16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color="#ff0000" loext:opacity="100%" fo:font-size="13pt" style:font-size-asian="13pt" style:font-size-complex="13pt"/>
    </style:style>
    <style:style style:name="T18" style:family="text">
      <style:text-properties fo:color="#ffff00" loext:opacity="100%" fo:font-size="13pt" style:font-size-asian="13pt" style:font-size-complex="13pt"/>
    </style:style>
    <style:style style:name="T19" style:family="text">
      <style:text-properties fo:color="#111111" loext:opacity="100%" fo:font-size="13pt" style:font-size-asian="13pt" style:font-size-complex="13pt"/>
    </style:style>
    <style:style style:name="T20" style:family="text">
      <style:text-properties fo:color="#2a6099" loext:opacity="100%" fo:font-size="13pt" style:text-underline-style="solid" style:text-underline-width="auto" style:text-underline-color="font-color" style:font-size-asian="13pt" style:font-size-complex="13pt"/>
    </style:style>
    <style:style style:name="T21" style:family="text">
      <style:text-properties fo:color="#2a6099" loext:opacity="100%" fo:font-size="13pt" style:text-underline-style="none" style:font-size-asian="13pt" style:font-size-complex="13pt"/>
    </style:style>
    <style:style style:name="T2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3" style:family="text">
      <style:text-properties fo:color="#ff4000" loext:opacity="100%" fo:font-size="13pt" style:text-underline-style="solid" style:text-underline-width="auto" style:text-underline-color="font-color" style:font-size-asian="13pt" style:font-size-complex="13pt"/>
    </style:style>
    <style:style style:name="T24" style:family="text">
      <style:text-properties fo:color="#111111" loext:opacity="100%" fo:font-size="13pt" style:text-underline-style="none" style:font-size-asian="13pt" style:font-size-complex="13pt"/>
    </style:style>
    <style:style style:name="T25" style:family="text">
      <style:text-properties fo:color="#000000" loext:opacity="100%"/>
    </style:style>
    <style:style style:name="T26" style:family="text">
      <style:text-properties fo:color="#ff0000" loext:opacity="100%"/>
    </style:style>
    <style:style style:name="T27" style:family="text">
      <style:text-properties fo:color="#ff0000" loext:opacity="100%" style:text-underline-style="solid" style:text-underline-width="auto" style:text-underline-color="font-color"/>
    </style:style>
    <style:style style:name="T28" style:family="text">
      <style:text-properties fo:color="#111111" loext:opacity="100%" style:text-underline-style="solid" style:text-underline-width="auto" style:text-underline-color="font-color"/>
    </style:style>
    <style:style style:name="T29" style:family="text">
      <style:text-properties fo:color="#2a6099" loext:opacity="100%"/>
    </style:style>
    <style:style style:name="T30" style:family="text">
      <style:text-properties fo:color="#111111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5cm" svg:y="1.339cm" presentation:class="title" presentation:user-transformed="true">
          <draw:text-box>
            <text:p text:style-name="P1"><text:span text:style-name="T1">Crise Mundial Econômica</text:span></text:p>
          </draw:text-box>
        </draw:frame>
        <draw:frame presentation:style-name="pr2" draw:text-style-name="P6" draw:layer="layout" svg:width="25.199cm" svg:height="9.5cm" svg:x="1.5cm" svg:y="5.5cm" presentation:class="subtitle" presentation:user-transformed="true">
          <draw:text-box>
            <text:p text:style-name="P3"><text:span text:style-name="T2">INSTITUTO FEDERAL DE EDUCAÇÃO, CIÊNCIA E </text:span></text:p>
            <text:p text:style-name="P3"><text:span text:style-name="T2">TECNOLOGIA DE SÃO PAULO</text:span></text:p>
            <text:p text:style-name="P4"><text:span text:style-name="T3"/></text:p>
            <text:p text:style-name="P5"><text:span text:style-name="T4">Ryan Kayky</text:span><text:span text:style-name="T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Sumário</text:p>
          </draw:text-box>
        </draw:frame>
        <draw:frame presentation:style-name="pr5" draw:text-style-name="P8" draw:layer="layout" svg:width="25cm" svg:height="10cm" svg:x="1.5cm" svg:y="4cm" presentation:class="outline" presentation:user-transformed="true">
          <draw:text-box>
            <text:list text:style-name="L2">
              <text:list-item>
                <text:p>Introdução</text:p>
                <text:p/>
              </text:list-item>
              <text:list-item>
                <text:p>Desenvolvimento</text:p>
                <text:p/>
              </text:list-item>
              <text:list-item>
                <text:p>Conclusão</text:p>
                <text:p/>
              </text:list-item>
              <text:list-item>
                <text:p>Fi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Introdução</text:p>
          </draw:text-box>
        </draw:frame>
        <draw:frame presentation:style-name="pr5" draw:text-style-name="P10" draw:layer="layout" svg:width="25cm" svg:height="10cm" svg:x="1.5cm" svg:y="4.5cm" presentation:class="outline" presentation:user-transformed="true">
          <draw:text-box>
            <text:list text:style-name="L2">
              <text:list-header>
                <text:p text:style-name="P9"><text:span text:style-name="T5">Uma </text:span><text:span text:style-name="T6">crise econômica</text:span><text:span text:style-name="T5"> é </text:span><text:span text:style-name="T7">caracterizada</text:span><text:span text:style-name="T5"> por um período de </text:span><text:span text:style-name="T7">redução do nível de produção de um país</text:span><text:span text:style-name="T8">,</text:span><text:span text:style-name="T5"> que está </text:span><text:span text:style-name="T9">relacionado à:</text:span></text:p>
                <text:p text:style-name="P9"><text:span text:style-name="T9">- </text:span><text:span text:style-name="T10">Redução do consumo</text:span><text:span text:style-name="T9">.</text:span></text:p>
                <text:p text:style-name="P9"><text:span text:style-name="T9">-</text:span><text:span text:style-name="T5"> </text:span><text:span text:style-name="T11">Queda das taxas de lucro</text:span><text:span text:style-name="T5">.</text:span></text:p>
                <text:p text:style-name="P9"><text:span text:style-name="T5">- </text:span><text:span text:style-name="T11">Aumento do desemprego</text:span><text:span text:style-name="T5">.</text:span></text:p>
                <text:p text:style-name="P9"><text:span text:style-name="T5">O </text:span><text:span text:style-name="T12">sistema capitalista</text:span><text:span text:style-name="T5"> funciona de maneira </text:span><text:span text:style-name="T12">cíclica</text:span><text:span text:style-name="T5">, isto é, </text:span><text:span text:style-name="T5">apresenta fases de </text:span><text:span text:style-name="T12">crescimento e de retração</text:span><text:span text:style-name="T5">. Isso </text:span><text:span text:style-name="T5">significa que de </text:span><text:span text:style-name="T12">tempos em tempos</text:span><text:span text:style-name="T5">, esses sistema de </text:span><text:span text:style-name="T12">produção passa por crises</text:span><text:span text:style-name="T5">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Desevolvimento:</text:p>
          </draw:text-box>
        </draw:frame>
        <draw:frame presentation:style-name="pr8" draw:layer="layout" svg:width="25cm" svg:height="11cm" svg:x="1.5cm" svg:y="4cm" presentation:class="outline" presentation:user-transformed="true">
          <draw:text-box>
            <text:list text:style-name="L2">
              <text:list-header>
                <text:p><text:span text:style-name="T13"><text:s text:c="2"/></text:span><text:span text:style-name="T14">Devido ao </text:span><text:span text:style-name="T15">movimento cíclico dos níveis de produção</text:span><text:span text:style-name="T14">, a economia pode ser analisada dentro </text:span><text:span text:style-name="T14">de uma </text:span><text:span text:style-name="T15">dinâmica de ciclos econômicos.</text:span><text:span text:style-name="T14"> Estes ciclos apresentam </text:span><text:span text:style-name="T15">quatro fases principais:</text:span></text:p>
                <text:p><text:span text:style-name="T13"/></text:p>
              </text:list-header>
              <text:list-item>
                <text:p><text:span text:style-name="T16"><text:s text:c="3"/></text:span><text:span text:style-name="T17"><text:s/></text:span><text:span text:style-name="T17">Expansão:</text:span><text:span text:style-name="T18"> </text:span><text:span text:style-name="T19">os níveis de produção estão crescendo, assim como a demanda, a renda das famílias </text:span></text:p>
                <text:p><text:span text:style-name="T19">e a taxa de lucro das empresas;</text:span></text:p>
                <text:p><text:span text:style-name="T16"/></text:p>
              </text:list-item>
              <text:list-item>
                <text:p><text:span text:style-name="T16"><text:s text:c="2"/></text:span><text:span text:style-name="T18"><text:s text:c="2"/></text:span><text:span text:style-name="T17">Boom:</text:span><text:span text:style-name="T18"> </text:span><text:span text:style-name="T19">a atividade econômica atinge seu ponto máximo. Nesse momento </text:span><text:span text:style-name="T20">podem acontecer problemas de </text:span><text:span text:style-name="T20">superprodução e alta inflação</text:span><text:span text:style-name="T19">;</text:span></text:p>
                <text:p><text:span text:style-name="T19"/></text:p>
              </text:list-item>
              <text:list-item>
                <text:p><text:span text:style-name="T16"><text:s text:c="4"/></text:span><text:span text:style-name="T17">Recessão:</text:span><text:span text:style-name="T16"> a </text:span><text:span text:style-name="T20">atividade econômica começa a diminuir</text:span><text:span text:style-name="T16">, </text:span><text:span text:style-name="T20">diminui a demanda</text:span><text:span text:style-name="T16"> e</text:span><text:span text:style-name="T21"> </text:span><text:span text:style-name="T20">começa a crescer a taxa de desemprego</text:span><text:span text:style-name="T16">;</text:span></text:p>
                <text:p><text:span text:style-name="T16"/></text:p>
              </text:list-item>
              <text:list-item>
                <text:p><text:span text:style-name="T16"><text:s text:c="4"/></text:span><text:span text:style-name="T17">Depressão:</text:span><text:span text:style-name="T16"> </text:span><text:span text:style-name="T22">aprofundamento da </text:span><text:span text:style-name="T23">crise econômica</text:span><text:span text:style-name="T16">, </text:span><text:span text:style-name="T24">redução das taxas de juros</text:span><text:span text:style-name="T16">, </text:span><text:span text:style-name="T20">altas taxas de desemprego</text:span><text:span text:style-name="T21"> </text:span><text:span text:style-name="T24">e</text:span><text:span text:style-name="T20"> </text:span><text:span text:style-name="T20">ocorrência de falências</text:span><text:span text:style-name="T16">.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Conclusão:</text:p>
          </draw:text-box>
        </draw:frame>
        <draw:frame presentation:style-name="pr8" draw:text-style-name="P12" draw:layer="layout" svg:width="25cm" svg:height="9.435cm" svg:x="2cm" svg:y="4.565cm" presentation:class="outline" presentation:user-transformed="true">
          <draw:text-box>
            <text:list text:style-name="L2">
              <text:list-header>
                <text:p text:style-name="P11"><text:span text:style-name="T25"><text:s text:c="2"/></text:span><text:span text:style-name="T25">Assim, podemos </text:span><text:span text:style-name="T26">classificar</text:span><text:span text:style-name="T25"> as </text:span><text:span text:style-name="T26">crises econômicas</text:span><text:span text:style-name="T25"> de </text:span><text:span text:style-name="T25">maneira simplificada em </text:span><text:span text:style-name="T27">fases de recessões e depressões</text:span><text:span text:style-name="T28">.</text:span></text:p>
                <text:p text:style-name="P11"><text:span text:style-name="T25"><text:s/></text:span><text:span text:style-name="T25">Uma </text:span><text:span text:style-name="T29">recessão</text:span><text:span text:style-name="T25"> é uma </text:span><text:span text:style-name="T29">retração da economia</text:span><text:span text:style-name="T25"> e costuma ser </text:span><text:span text:style-name="T29">caracterizada</text:span><text:span text:style-name="T25"> pela </text:span><text:span text:style-name="T29">queda</text:span><text:span text:style-name="T25"> do </text:span><text:span text:style-name="T29">Produto Interno Bruto (PIB)</text:span><text:span text:style-name="T25"> </text:span><text:span text:style-name="T29">por </text:span><text:span text:style-name="T29">dois trimestres consecutivos</text:span><text:span text:style-name="T25">.</text:span></text:p>
                <text:p text:style-name="P11"><text:span text:style-name="T25">Uma </text:span><text:span text:style-name="T29">depressão</text:span><text:span text:style-name="T25">, por sua vez, </text:span><text:span text:style-name="T29">é uma queda abrupta do PIB </text:span><text:span text:style-name="T29">de um país</text:span><text:span text:style-name="T25"> ou então um </text:span><text:span text:style-name="T29">prolongamento excessivo de uma </text:span><text:span text:style-name="T29">recessão</text:span><text:span text:style-name="T25">. Isto é, são </text:span><text:span text:style-name="T29">crises duradouras</text:span><text:span text:style-name="T25">, com </text:span><text:span text:style-name="T29">profundos </text:span><text:span text:style-name="T29">impactos na economia de um país</text:span><text:span text:style-name="T25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7" draw:text-style-name="P14" draw:layer="layout" svg:width="25cm" svg:height="2.75cm" svg:x="1.5cm" svg:y="6.25cm" presentation:class="title" presentation:user-transformed="true">
          <draw:text-box>
            <text:p text:style-name="P13"><text:span text:style-name="T30">Fim &lt;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/>
    <style:font-face style:name="Lucida Sans1" svg:font-family="'Lucida Sans'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imSun" svg:font-family="SimSun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pt" fo:country="BR" style:font-name-asian="F" style:font-family-generic-asian="roman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ítulo_20_1" style:display-name="Título 1" style:family="graphic"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8pt" fo:font-weight="bold" style:font-name-asian="Microsoft YaHei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ítulo_20_2" style:display-name="Título 2" style:family="graphic">
      <style:paragraph-properties fo:margin-top="0cm" fo:margin-bottom="0cm" fo:line-height="100%" fo:text-align="center" style:text-autospace="none" style:writing-mode="lr-tb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pitch-asian="variable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Vínculo_20_de_20_índice" style:display-name="Vínculo de índice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Título_20_2_20_Char" style:display-name="Título 2 Char" style:family="graphic">
      <style:paragraph-properties style:text-autospace="non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pitch-asian="variable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Ênfase_20_forte" style:display-name="Ênfase forte" style:family="graphic">
      <style:paragraph-properties style:text-autospace="none"/>
      <style:text-properties fo:font-weight="bold" style:font-weight-complex="bold"/>
    </style:style>
    <style:style style:name="Rodapé_20_Char" style:display-name="Rodapé Char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Texto_20_préformatado" style:display-name="Texto préformatado" style:family="graphic">
      <style:paragraph-properties fo:margin-top="0cm" fo:margin-bottom="0cm" fo:line-height="108%" fo:text-align="start" style:text-autospace="none" style:writing-mode="lr-tb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 style:font-name-complex="Liberation Mono" style:font-family-complex="'Liberation Mono', 'Courier New'" style:font-family-generic-complex="modern" style:font-pitch-complex="fixed" style:font-size-complex="10pt"/>
    </style:style>
    <style:style style:name="Título_20_do_20_sumário" style:display-name="Título do sumário" style:family="graphic">
      <style:paragraph-properties fo:margin-left="0cm" fo:margin-right="0cm" fo:margin-top="0.746cm" fo:margin-bottom="0.374cm" fo:line-height="108%" fo:text-align="start" fo:text-indent="0cm" style:text-autospace="none" style:writing-mode="lr-tb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line-height="108%" fo:text-align="start" fo:text-indent="0cm" style:text-autospace="none" style:writing-mode="lr-tb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Sumário_20_1" style:display-name="Sumário 1" style:family="graphic">
      <style:paragraph-properties fo:margin-left="0cm" fo:margin-right="0cm" fo:margin-top="0cm" fo:margin-bottom="0.497cm" fo:line-height="108%" fo:text-align="start" fo:text-indent="0cm" style:text-autospace="none" style:writing-mode="lr-tb">
        <style:tab-stops>
          <style:tab-stop style:position="28.222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Índice" style:family="graphic">
      <style:paragraph-properties fo:margin-top="0cm" fo:margin-bottom="0.497cm" fo:line-height="108%" fo:text-align="start" style:text-autospace="none" style:writing-mode="lr-tb"/>
      <style:text-properties fo:language="zxx" fo:country="none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umário_20_2" style:display-name="Sumário 2" style:family="graphic">
      <style:paragraph-properties fo:margin-left="0.88cm" fo:margin-right="0cm" fo:margin-top="0cm" fo:margin-bottom="0.497cm" fo:line-height="108%" fo:text-align="start" fo:text-indent="0cm" style:text-autospace="none" style:writing-mode="lr-tb">
        <style:tab-stops>
          <style:tab-stop style:position="27.342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Conteúdo_20_da_20_tabela" style:display-name="Conteúdo da tabela" style:family="graphic">
      <style:paragraph-properties fo:margin-top="0cm" fo:margin-bottom="0.497cm" fo:line-height="108%" fo:text-align="start" style:text-autospace="none" style:writing-mode="lr-tb"/>
    </style:style>
    <style:style style:name="Cabeçalho_20_à_20_esquerda" style:display-name="Cabeçalho à esquerda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Cabeçalho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Rodapé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Cabeçalho_20_e_20_Rodapé" style:display-name="Cabeçalho e Rodapé" style:family="graphic">
      <style:paragraph-properties fo:margin-top="0cm" fo:margin-bottom="0.497cm" fo:line-height="108%" fo:text-align="start" style:text-autospace="none" style:writing-mode="lr-tb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2pt"/>
    </style:style>
    <style:style style:name="Bibliography" style:family="graphic">
      <style:paragraph-properties fo:margin-top="0cm" fo:margin-bottom="0.497cm" fo:line-height="108%" fo:text-align="start" style:text-autospace="none" style:writing-mode="lr-tb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Arial" fo:font-family="Arial" style:font-family-generic="roman" style:font-pitch="variable" fo:font-size="12pt" fo:language="pt" fo:country="BR" style:letter-kerning="true" style:font-name-asian="SimSun" style:font-family-asian="SimSun" style:font-pitch-asian="variable" style:font-size-asian="12pt" style:language-asian="zh" style:country-asian="CN" style:font-name-complex="Arial" style:font-family-complex="Arial" style:font-family-generic-complex="roman" style:font-pitch-complex="variable" style:font-size-complex="12pt" style:language-complex="hi" style:country-complex="IN"/>
    </style:style>
    <style:style style:name="Legenda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font-name-complex="Lucida Sans" style:font-family-complex="'Lucida Sans'" style:font-family-generic-complex="swiss"/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 style:writing-mode="lr-tb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9:17:10.267592744</meta:creation-date>
    <meta:editing-duration>PT51M52S</meta:editing-duration>
    <meta:editing-cycles>2</meta:editing-cycles>
    <meta:generator>LibreOffice/7.4.5.1$Linux_X86_64 LibreOffice_project/40$Build-1</meta:generator>
    <dc:title>Lights</dc:title>
    <dc:date>2023-06-21T10:09:01.575174051</dc:date>
    <meta:document-statistic meta:object-count="102"/>
  </office:meta>
</office:document-meta>
</file>